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5:34:2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64158" calcext:value-type="float">
            <text:p>164158</text:p>
          </table:table-cell>
          <table:table-cell office:value-type="float" office:value="157617" calcext:value-type="float">
            <text:p>157617</text:p>
          </table:table-cell>
          <table:table-cell office:value-type="float" office:value="6541" calcext:value-type="float">
            <text:p>6541</text:p>
          </table:table-cell>
          <table:table-cell/>
          <table:table-cell office:value-type="float" office:value="139106" calcext:value-type="float">
            <text:p>139106</text:p>
          </table:table-cell>
          <table:table-cell office:value-type="float" office:value="127992" calcext:value-type="float">
            <text:p>127992</text:p>
          </table:table-cell>
          <table:table-cell office:value-type="float" office:value="11114" calcext:value-type="float">
            <text:p>11114</text:p>
          </table:table-cell>
          <table:table-cell/>
          <table:table-cell office:value-type="float" office:value="313920" calcext:value-type="float">
            <text:p>313920</text:p>
          </table:table-cell>
          <table:table-cell office:value-type="float" office:value="240644" calcext:value-type="float">
            <text:p>240644</text:p>
          </table:table-cell>
          <table:table-cell office:value-type="float" office:value="73276" calcext:value-type="float">
            <text:p>73276</text:p>
          </table:table-cell>
          <table:table-cell/>
          <table:table-cell table:formula="of:=[.M2]/([.E2]+[.I2]+[.M2])" office:value-type="percentage" office:value="0.805841792128097" calcext:value-type="percentage">
            <text:p>80.58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52068" calcext:value-type="float">
            <text:p>152068</text:p>
          </table:table-cell>
          <table:table-cell office:value-type="float" office:value="145875" calcext:value-type="float">
            <text:p>145875</text:p>
          </table:table-cell>
          <table:table-cell office:value-type="float" office:value="6193" calcext:value-type="float">
            <text:p>6193</text:p>
          </table:table-cell>
          <table:table-cell/>
          <table:table-cell office:value-type="float" office:value="149220" calcext:value-type="float">
            <text:p>149220</text:p>
          </table:table-cell>
          <table:table-cell office:value-type="float" office:value="137015" calcext:value-type="float">
            <text:p>137015</text:p>
          </table:table-cell>
          <table:table-cell office:value-type="float" office:value="12205" calcext:value-type="float">
            <text:p>12205</text:p>
          </table:table-cell>
          <table:table-cell/>
          <table:table-cell office:value-type="float" office:value="308921" calcext:value-type="float">
            <text:p>308921</text:p>
          </table:table-cell>
          <table:table-cell office:value-type="float" office:value="235830" calcext:value-type="float">
            <text:p>235830</text:p>
          </table:table-cell>
          <table:table-cell office:value-type="float" office:value="73091" calcext:value-type="float">
            <text:p>73091</text:p>
          </table:table-cell>
          <table:table-cell/>
          <table:table-cell table:formula="of:=[.M3]/([.E3]+[.I3]+[.M3])" office:value-type="percentage" office:value="0.79890478636776" calcext:value-type="percentage">
            <text:p>79.89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20321" calcext:value-type="float">
            <text:p>120321</text:p>
          </table:table-cell>
          <table:table-cell office:value-type="float" office:value="114620" calcext:value-type="float">
            <text:p>114620</text:p>
          </table:table-cell>
          <table:table-cell office:value-type="float" office:value="5701" calcext:value-type="float">
            <text:p>5701</text:p>
          </table:table-cell>
          <table:table-cell/>
          <table:table-cell office:value-type="float" office:value="105914" calcext:value-type="float">
            <text:p>105914</text:p>
          </table:table-cell>
          <table:table-cell office:value-type="float" office:value="95659" calcext:value-type="float">
            <text:p>95659</text:p>
          </table:table-cell>
          <table:table-cell office:value-type="float" office:value="10255" calcext:value-type="float">
            <text:p>10255</text:p>
          </table:table-cell>
          <table:table-cell/>
          <table:table-cell office:value-type="float" office:value="330635" calcext:value-type="float">
            <text:p>330635</text:p>
          </table:table-cell>
          <table:table-cell office:value-type="float" office:value="256118" calcext:value-type="float">
            <text:p>256118</text:p>
          </table:table-cell>
          <table:table-cell office:value-type="float" office:value="74517" calcext:value-type="float">
            <text:p>74517</text:p>
          </table:table-cell>
          <table:table-cell/>
          <table:table-cell table:formula="of:=[.M4]/([.E4]+[.I4]+[.M4])" office:value-type="percentage" office:value="0.823637991444961" calcext:value-type="percentage">
            <text:p>82.36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43453" calcext:value-type="float">
            <text:p>143453</text:p>
          </table:table-cell>
          <table:table-cell office:value-type="float" office:value="139030" calcext:value-type="float">
            <text:p>139030</text:p>
          </table:table-cell>
          <table:table-cell office:value-type="float" office:value="4423" calcext:value-type="float">
            <text:p>4423</text:p>
          </table:table-cell>
          <table:table-cell/>
          <table:table-cell office:value-type="float" office:value="148749" calcext:value-type="float">
            <text:p>148749</text:p>
          </table:table-cell>
          <table:table-cell office:value-type="float" office:value="139811" calcext:value-type="float">
            <text:p>139811</text:p>
          </table:table-cell>
          <table:table-cell office:value-type="float" office:value="8938" calcext:value-type="float">
            <text:p>8938</text:p>
          </table:table-cell>
          <table:table-cell/>
          <table:table-cell office:value-type="float" office:value="317457" calcext:value-type="float">
            <text:p>317457</text:p>
          </table:table-cell>
          <table:table-cell office:value-type="float" office:value="240825" calcext:value-type="float">
            <text:p>240825</text:p>
          </table:table-cell>
          <table:table-cell office:value-type="float" office:value="76632" calcext:value-type="float">
            <text:p>76632</text:p>
          </table:table-cell>
          <table:table-cell/>
          <table:table-cell table:formula="of:=[.M5]/([.E5]+[.I5]+[.M5])" office:value-type="percentage" office:value="0.8515328970031" calcext:value-type="percentage">
            <text:p>85.15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64734" calcext:value-type="float">
            <text:p>164734</text:p>
          </table:table-cell>
          <table:table-cell office:value-type="float" office:value="157928" calcext:value-type="float">
            <text:p>157928</text:p>
          </table:table-cell>
          <table:table-cell office:value-type="float" office:value="6806" calcext:value-type="float">
            <text:p>6806</text:p>
          </table:table-cell>
          <table:table-cell/>
          <table:table-cell office:value-type="float" office:value="142050" calcext:value-type="float">
            <text:p>142050</text:p>
          </table:table-cell>
          <table:table-cell office:value-type="float" office:value="131224" calcext:value-type="float">
            <text:p>131224</text:p>
          </table:table-cell>
          <table:table-cell office:value-type="float" office:value="10826" calcext:value-type="float">
            <text:p>10826</text:p>
          </table:table-cell>
          <table:table-cell/>
          <table:table-cell office:value-type="float" office:value="310671" calcext:value-type="float">
            <text:p>310671</text:p>
          </table:table-cell>
          <table:table-cell office:value-type="float" office:value="237339" calcext:value-type="float">
            <text:p>237339</text:p>
          </table:table-cell>
          <table:table-cell office:value-type="float" office:value="73332" calcext:value-type="float">
            <text:p>73332</text:p>
          </table:table-cell>
          <table:table-cell/>
          <table:table-cell table:formula="of:=[.M6]/([.E6]+[.I6]+[.M6])" office:value-type="percentage" office:value="0.806165076293918" calcext:value-type="percentage">
            <text:p>80.62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68031" calcext:value-type="float">
            <text:p>168031</text:p>
          </table:table-cell>
          <table:table-cell office:value-type="float" office:value="161649" calcext:value-type="float">
            <text:p>161649</text:p>
          </table:table-cell>
          <table:table-cell office:value-type="float" office:value="6382" calcext:value-type="float">
            <text:p>6382</text:p>
          </table:table-cell>
          <table:table-cell/>
          <table:table-cell office:value-type="float" office:value="132783" calcext:value-type="float">
            <text:p>132783</text:p>
          </table:table-cell>
          <table:table-cell office:value-type="float" office:value="122878" calcext:value-type="float">
            <text:p>122878</text:p>
          </table:table-cell>
          <table:table-cell office:value-type="float" office:value="9905" calcext:value-type="float">
            <text:p>9905</text:p>
          </table:table-cell>
          <table:table-cell/>
          <table:table-cell office:value-type="float" office:value="313769" calcext:value-type="float">
            <text:p>313769</text:p>
          </table:table-cell>
          <table:table-cell office:value-type="float" office:value="240483" calcext:value-type="float">
            <text:p>240483</text:p>
          </table:table-cell>
          <table:table-cell office:value-type="float" office:value="73286" calcext:value-type="float">
            <text:p>73286</text:p>
          </table:table-cell>
          <table:table-cell/>
          <table:table-cell table:formula="of:=[.M7]/([.E7]+[.I7]+[.M7])" office:value-type="percentage" office:value="0.818170654103357" calcext:value-type="percentage">
            <text:p>81.82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98835" calcext:value-type="float">
            <text:p>98835</text:p>
          </table:table-cell>
          <table:table-cell office:value-type="float" office:value="93373" calcext:value-type="float">
            <text:p>93373</text:p>
          </table:table-cell>
          <table:table-cell office:value-type="float" office:value="5462" calcext:value-type="float">
            <text:p>5462</text:p>
          </table:table-cell>
          <table:table-cell/>
          <table:table-cell office:value-type="float" office:value="95508" calcext:value-type="float">
            <text:p>95508</text:p>
          </table:table-cell>
          <table:table-cell office:value-type="float" office:value="86124" calcext:value-type="float">
            <text:p>86124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float" office:value="334308" calcext:value-type="float">
            <text:p>334308</text:p>
          </table:table-cell>
          <table:table-cell office:value-type="float" office:value="259830" calcext:value-type="float">
            <text:p>259830</text:p>
          </table:table-cell>
          <table:table-cell office:value-type="float" office:value="74478" calcext:value-type="float">
            <text:p>74478</text:p>
          </table:table-cell>
          <table:table-cell/>
          <table:table-cell table:formula="of:=[.M8]/([.E8]+[.I8]+[.M8])" office:value-type="percentage" office:value="0.833796068245936" calcext:value-type="percentage">
            <text:p>83.38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22438" calcext:value-type="float">
            <text:p>122438</text:p>
          </table:table-cell>
          <table:table-cell office:value-type="float" office:value="116492" calcext:value-type="float">
            <text:p>116492</text:p>
          </table:table-cell>
          <table:table-cell office:value-type="float" office:value="5946" calcext:value-type="float">
            <text:p>5946</text:p>
          </table:table-cell>
          <table:table-cell/>
          <table:table-cell office:value-type="float" office:value="105095" calcext:value-type="float">
            <text:p>105095</text:p>
          </table:table-cell>
          <table:table-cell office:value-type="float" office:value="95529" calcext:value-type="float">
            <text:p>95529</text:p>
          </table:table-cell>
          <table:table-cell office:value-type="float" office:value="9566" calcext:value-type="float">
            <text:p>9566</text:p>
          </table:table-cell>
          <table:table-cell/>
          <table:table-cell office:value-type="float" office:value="329669" calcext:value-type="float">
            <text:p>329669</text:p>
          </table:table-cell>
          <table:table-cell office:value-type="float" office:value="256338" calcext:value-type="float">
            <text:p>256338</text:p>
          </table:table-cell>
          <table:table-cell office:value-type="float" office:value="73331" calcext:value-type="float">
            <text:p>73331</text:p>
          </table:table-cell>
          <table:table-cell/>
          <table:table-cell table:formula="of:=[.M9]/([.E9]+[.I9]+[.M9])" office:value-type="percentage" office:value="0.825399862679108" calcext:value-type="percentage">
            <text:p>82.54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67999" calcext:value-type="float">
            <text:p>167999</text:p>
          </table:table-cell>
          <table:table-cell office:value-type="float" office:value="161664" calcext:value-type="float">
            <text:p>161664</text:p>
          </table:table-cell>
          <table:table-cell office:value-type="float" office:value="6335" calcext:value-type="float">
            <text:p>6335</text:p>
          </table:table-cell>
          <table:table-cell/>
          <table:table-cell office:value-type="float" office:value="136027" calcext:value-type="float">
            <text:p>136027</text:p>
          </table:table-cell>
          <table:table-cell office:value-type="float" office:value="125682" calcext:value-type="float">
            <text:p>125682</text:p>
          </table:table-cell>
          <table:table-cell office:value-type="float" office:value="10345" calcext:value-type="float">
            <text:p>10345</text:p>
          </table:table-cell>
          <table:table-cell/>
          <table:table-cell office:value-type="float" office:value="315607" calcext:value-type="float">
            <text:p>315607</text:p>
          </table:table-cell>
          <table:table-cell office:value-type="float" office:value="241359" calcext:value-type="float">
            <text:p>241359</text:p>
          </table:table-cell>
          <table:table-cell office:value-type="float" office:value="74248" calcext:value-type="float">
            <text:p>74248</text:p>
          </table:table-cell>
          <table:table-cell/>
          <table:table-cell table:formula="of:=[.M10]/([.E10]+[.I10]+[.M10])" office:value-type="percentage" office:value="0.816558155903572" calcext:value-type="percentage">
            <text:p>81.66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60964" calcext:value-type="float">
            <text:p>160964</text:p>
          </table:table-cell>
          <table:table-cell office:value-type="float" office:value="155235" calcext:value-type="float">
            <text:p>155235</text:p>
          </table:table-cell>
          <table:table-cell office:value-type="float" office:value="5729" calcext:value-type="float">
            <text:p>5729</text:p>
          </table:table-cell>
          <table:table-cell/>
          <table:table-cell office:value-type="float" office:value="139088" calcext:value-type="float">
            <text:p>139088</text:p>
          </table:table-cell>
          <table:table-cell office:value-type="float" office:value="128363" calcext:value-type="float">
            <text:p>128363</text:p>
          </table:table-cell>
          <table:table-cell office:value-type="float" office:value="10725" calcext:value-type="float">
            <text:p>10725</text:p>
          </table:table-cell>
          <table:table-cell/>
          <table:table-cell office:value-type="float" office:value="315753" calcext:value-type="float">
            <text:p>315753</text:p>
          </table:table-cell>
          <table:table-cell office:value-type="float" office:value="242076" calcext:value-type="float">
            <text:p>242076</text:p>
          </table:table-cell>
          <table:table-cell office:value-type="float" office:value="73677" calcext:value-type="float">
            <text:p>73677</text:p>
          </table:table-cell>
          <table:table-cell/>
          <table:table-cell table:formula="of:=[.M11]/([.E11]+[.I11]+[.M11])" office:value-type="percentage" office:value="0.817443498907146" calcext:value-type="percentage">
            <text:p>81.74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85473" calcext:value-type="float">
            <text:p>85473</text:p>
          </table:table-cell>
          <table:table-cell office:value-type="float" office:value="81367" calcext:value-type="float">
            <text:p>81367</text:p>
          </table:table-cell>
          <table:table-cell office:value-type="float" office:value="4106" calcext:value-type="float">
            <text:p>4106</text:p>
          </table:table-cell>
          <table:table-cell/>
          <table:table-cell office:value-type="float" office:value="122956" calcext:value-type="float">
            <text:p>122956</text:p>
          </table:table-cell>
          <table:table-cell office:value-type="float" office:value="114378" calcext:value-type="float">
            <text:p>114378</text:p>
          </table:table-cell>
          <table:table-cell office:value-type="float" office:value="8578" calcext:value-type="float">
            <text:p>8578</text:p>
          </table:table-cell>
          <table:table-cell/>
          <table:table-cell office:value-type="float" office:value="329093" calcext:value-type="float">
            <text:p>329093</text:p>
          </table:table-cell>
          <table:table-cell office:value-type="float" office:value="254548" calcext:value-type="float">
            <text:p>254548</text:p>
          </table:table-cell>
          <table:table-cell office:value-type="float" office:value="74545" calcext:value-type="float">
            <text:p>74545</text:p>
          </table:table-cell>
          <table:table-cell/>
          <table:table-cell table:formula="of:=[.M12]/([.E12]+[.I12]+[.M12])" office:value-type="percentage" office:value="0.854589643352555" calcext:value-type="percentage">
            <text:p>85.46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73727" calcext:value-type="float">
            <text:p>173727</text:p>
          </table:table-cell>
          <table:table-cell office:value-type="float" office:value="166609" calcext:value-type="float">
            <text:p>166609</text:p>
          </table:table-cell>
          <table:table-cell office:value-type="float" office:value="7118" calcext:value-type="float">
            <text:p>7118</text:p>
          </table:table-cell>
          <table:table-cell/>
          <table:table-cell office:value-type="float" office:value="130598" calcext:value-type="float">
            <text:p>130598</text:p>
          </table:table-cell>
          <table:table-cell office:value-type="float" office:value="120557" calcext:value-type="float">
            <text:p>120557</text:p>
          </table:table-cell>
          <table:table-cell office:value-type="float" office:value="10041" calcext:value-type="float">
            <text:p>10041</text:p>
          </table:table-cell>
          <table:table-cell/>
          <table:table-cell office:value-type="float" office:value="313366" calcext:value-type="float">
            <text:p>313366</text:p>
          </table:table-cell>
          <table:table-cell office:value-type="float" office:value="240408" calcext:value-type="float">
            <text:p>240408</text:p>
          </table:table-cell>
          <table:table-cell office:value-type="float" office:value="72958" calcext:value-type="float">
            <text:p>72958</text:p>
          </table:table-cell>
          <table:table-cell/>
          <table:table-cell table:formula="of:=[.M13]/([.E13]+[.I13]+[.M13])" office:value-type="percentage" office:value="0.809591974877104" calcext:value-type="percentage">
            <text:p>80.96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74506" calcext:value-type="float">
            <text:p>174506</text:p>
          </table:table-cell>
          <table:table-cell office:value-type="float" office:value="167366" calcext:value-type="float">
            <text:p>167366</text:p>
          </table:table-cell>
          <table:table-cell office:value-type="float" office:value="7140" calcext:value-type="float">
            <text:p>7140</text:p>
          </table:table-cell>
          <table:table-cell/>
          <table:table-cell office:value-type="float" office:value="124988" calcext:value-type="float">
            <text:p>124988</text:p>
          </table:table-cell>
          <table:table-cell office:value-type="float" office:value="115028" calcext:value-type="float">
            <text:p>115028</text:p>
          </table:table-cell>
          <table:table-cell office:value-type="float" office:value="9960" calcext:value-type="float">
            <text:p>9960</text:p>
          </table:table-cell>
          <table:table-cell/>
          <table:table-cell office:value-type="float" office:value="313824" calcext:value-type="float">
            <text:p>313824</text:p>
          </table:table-cell>
          <table:table-cell office:value-type="float" office:value="240734" calcext:value-type="float">
            <text:p>240734</text:p>
          </table:table-cell>
          <table:table-cell office:value-type="float" office:value="73090" calcext:value-type="float">
            <text:p>73090</text:p>
          </table:table-cell>
          <table:table-cell/>
          <table:table-cell table:formula="of:=[.M14]/([.E14]+[.I14]+[.M14])" office:value-type="percentage" office:value="0.81040026610489" calcext:value-type="percentage">
            <text:p>81.04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24731" calcext:value-type="float">
            <text:p>124731</text:p>
          </table:table-cell>
          <table:table-cell office:value-type="float" office:value="119514" calcext:value-type="float">
            <text:p>119514</text:p>
          </table:table-cell>
          <table:table-cell office:value-type="float" office:value="5217" calcext:value-type="float">
            <text:p>5217</text:p>
          </table:table-cell>
          <table:table-cell/>
          <table:table-cell office:value-type="float" office:value="146579" calcext:value-type="float">
            <text:p>146579</text:p>
          </table:table-cell>
          <table:table-cell office:value-type="float" office:value="134918" calcext:value-type="float">
            <text:p>134918</text:p>
          </table:table-cell>
          <table:table-cell office:value-type="float" office:value="11661" calcext:value-type="float">
            <text:p>11661</text:p>
          </table:table-cell>
          <table:table-cell/>
          <table:table-cell office:value-type="float" office:value="316507" calcext:value-type="float">
            <text:p>316507</text:p>
          </table:table-cell>
          <table:table-cell office:value-type="float" office:value="243584" calcext:value-type="float">
            <text:p>243584</text:p>
          </table:table-cell>
          <table:table-cell office:value-type="float" office:value="72923" calcext:value-type="float">
            <text:p>72923</text:p>
          </table:table-cell>
          <table:table-cell/>
          <table:table-cell table:formula="of:=[.M15]/([.E15]+[.I15]+[.M15])" office:value-type="percentage" office:value="0.812051090745092" calcext:value-type="percentage">
            <text:p>81.21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47944" calcext:value-type="float">
            <text:p>147944</text:p>
          </table:table-cell>
          <table:table-cell office:value-type="float" office:value="142939" calcext:value-type="float">
            <text:p>142939</text:p>
          </table:table-cell>
          <table:table-cell office:value-type="float" office:value="5005" calcext:value-type="float">
            <text:p>5005</text:p>
          </table:table-cell>
          <table:table-cell/>
          <table:table-cell office:value-type="float" office:value="158716" calcext:value-type="float">
            <text:p>158716</text:p>
          </table:table-cell>
          <table:table-cell office:value-type="float" office:value="146254" calcext:value-type="float">
            <text:p>146254</text:p>
          </table:table-cell>
          <table:table-cell office:value-type="float" office:value="12462" calcext:value-type="float">
            <text:p>12462</text:p>
          </table:table-cell>
          <table:table-cell/>
          <table:table-cell office:value-type="float" office:value="309370" calcext:value-type="float">
            <text:p>309370</text:p>
          </table:table-cell>
          <table:table-cell office:value-type="float" office:value="235556" calcext:value-type="float">
            <text:p>235556</text:p>
          </table:table-cell>
          <table:table-cell office:value-type="float" office:value="73814" calcext:value-type="float">
            <text:p>73814</text:p>
          </table:table-cell>
          <table:table-cell/>
          <table:table-cell table:formula="of:=[.M16]/([.E16]+[.I16]+[.M16])" office:value-type="percentage" office:value="0.808645829909839" calcext:value-type="percentage">
            <text:p>80.86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35110" calcext:value-type="float">
            <text:p>135110</text:p>
          </table:table-cell>
          <table:table-cell office:value-type="float" office:value="129128" calcext:value-type="float">
            <text:p>129128</text:p>
          </table:table-cell>
          <table:table-cell office:value-type="float" office:value="5982" calcext:value-type="float">
            <text:p>5982</text:p>
          </table:table-cell>
          <table:table-cell/>
          <table:table-cell office:value-type="float" office:value="166212" calcext:value-type="float">
            <text:p>166212</text:p>
          </table:table-cell>
          <table:table-cell office:value-type="float" office:value="153620" calcext:value-type="float">
            <text:p>153620</text:p>
          </table:table-cell>
          <table:table-cell office:value-type="float" office:value="12592" calcext:value-type="float">
            <text:p>12592</text:p>
          </table:table-cell>
          <table:table-cell/>
          <table:table-cell office:value-type="float" office:value="312014" calcext:value-type="float">
            <text:p>312014</text:p>
          </table:table-cell>
          <table:table-cell office:value-type="float" office:value="237912" calcext:value-type="float">
            <text:p>237912</text:p>
          </table:table-cell>
          <table:table-cell office:value-type="float" office:value="74102" calcext:value-type="float">
            <text:p>74102</text:p>
          </table:table-cell>
          <table:table-cell/>
          <table:table-cell table:formula="of:=[.M17]/([.E17]+[.I17]+[.M17])" office:value-type="percentage" office:value="0.799581337131512" calcext:value-type="percentage">
            <text:p>79.96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65027" calcext:value-type="float">
            <text:p>165027</text:p>
          </table:table-cell>
          <table:table-cell office:value-type="float" office:value="158284" calcext:value-type="float">
            <text:p>158284</text:p>
          </table:table-cell>
          <table:table-cell office:value-type="float" office:value="6743" calcext:value-type="float">
            <text:p>6743</text:p>
          </table:table-cell>
          <table:table-cell/>
          <table:table-cell office:value-type="float" office:value="146117" calcext:value-type="float">
            <text:p>146117</text:p>
          </table:table-cell>
          <table:table-cell office:value-type="float" office:value="134380" calcext:value-type="float">
            <text:p>134380</text:p>
          </table:table-cell>
          <table:table-cell office:value-type="float" office:value="11737" calcext:value-type="float">
            <text:p>11737</text:p>
          </table:table-cell>
          <table:table-cell/>
          <table:table-cell office:value-type="float" office:value="307910" calcext:value-type="float">
            <text:p>307910</text:p>
          </table:table-cell>
          <table:table-cell office:value-type="float" office:value="234986" calcext:value-type="float">
            <text:p>234986</text:p>
          </table:table-cell>
          <table:table-cell office:value-type="float" office:value="72924" calcext:value-type="float">
            <text:p>72924</text:p>
          </table:table-cell>
          <table:table-cell/>
          <table:table-cell table:formula="of:=[.M18]/([.E18]+[.I18]+[.M18])" office:value-type="percentage" office:value="0.797820664303532" calcext:value-type="percentage">
            <text:p>79.78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25316" calcext:value-type="float">
            <text:p>125316</text:p>
          </table:table-cell>
          <table:table-cell office:value-type="float" office:value="120064" calcext:value-type="float">
            <text:p>120064</text:p>
          </table:table-cell>
          <table:table-cell office:value-type="float" office:value="5252" calcext:value-type="float">
            <text:p>5252</text:p>
          </table:table-cell>
          <table:table-cell/>
          <table:table-cell office:value-type="float" office:value="167400" calcext:value-type="float">
            <text:p>167400</text:p>
          </table:table-cell>
          <table:table-cell office:value-type="float" office:value="154807" calcext:value-type="float">
            <text:p>154807</text:p>
          </table:table-cell>
          <table:table-cell office:value-type="float" office:value="12593" calcext:value-type="float">
            <text:p>12593</text:p>
          </table:table-cell>
          <table:table-cell/>
          <table:table-cell office:value-type="float" office:value="311235" calcext:value-type="float">
            <text:p>311235</text:p>
          </table:table-cell>
          <table:table-cell office:value-type="float" office:value="238539" calcext:value-type="float">
            <text:p>238539</text:p>
          </table:table-cell>
          <table:table-cell office:value-type="float" office:value="72696" calcext:value-type="float">
            <text:p>72696</text:p>
          </table:table-cell>
          <table:table-cell/>
          <table:table-cell table:formula="of:=[.M19]/([.E19]+[.I19]+[.M19])" office:value-type="percentage" office:value="0.802906970322837" calcext:value-type="percentage">
            <text:p>80.29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54840" calcext:value-type="float">
            <text:p>154840</text:p>
          </table:table-cell>
          <table:table-cell office:value-type="float" office:value="148553" calcext:value-type="float">
            <text:p>148553</text:p>
          </table:table-cell>
          <table:table-cell office:value-type="float" office:value="6287" calcext:value-type="float">
            <text:p>6287</text:p>
          </table:table-cell>
          <table:table-cell/>
          <table:table-cell office:value-type="float" office:value="160380" calcext:value-type="float">
            <text:p>160380</text:p>
          </table:table-cell>
          <table:table-cell office:value-type="float" office:value="147371" calcext:value-type="float">
            <text:p>147371</text:p>
          </table:table-cell>
          <table:table-cell office:value-type="float" office:value="13009" calcext:value-type="float">
            <text:p>13009</text:p>
          </table:table-cell>
          <table:table-cell/>
          <table:table-cell office:value-type="float" office:value="306305" calcext:value-type="float">
            <text:p>306305</text:p>
          </table:table-cell>
          <table:table-cell office:value-type="float" office:value="233807" calcext:value-type="float">
            <text:p>233807</text:p>
          </table:table-cell>
          <table:table-cell office:value-type="float" office:value="72498" calcext:value-type="float">
            <text:p>72498</text:p>
          </table:table-cell>
          <table:table-cell/>
          <table:table-cell table:formula="of:=[.M20]/([.E20]+[.I20]+[.M20])" office:value-type="percentage" office:value="0.78979018236486" calcext:value-type="percentage">
            <text:p>78.98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48510" calcext:value-type="float">
            <text:p>148510</text:p>
          </table:table-cell>
          <table:table-cell office:value-type="float" office:value="142887" calcext:value-type="float">
            <text:p>142887</text:p>
          </table:table-cell>
          <table:table-cell office:value-type="float" office:value="5623" calcext:value-type="float">
            <text:p>5623</text:p>
          </table:table-cell>
          <table:table-cell/>
          <table:table-cell office:value-type="float" office:value="155491" calcext:value-type="float">
            <text:p>155491</text:p>
          </table:table-cell>
          <table:table-cell office:value-type="float" office:value="142835" calcext:value-type="float">
            <text:p>142835</text:p>
          </table:table-cell>
          <table:table-cell office:value-type="float" office:value="12656" calcext:value-type="float">
            <text:p>12656</text:p>
          </table:table-cell>
          <table:table-cell/>
          <table:table-cell office:value-type="float" office:value="308307" calcext:value-type="float">
            <text:p>308307</text:p>
          </table:table-cell>
          <table:table-cell office:value-type="float" office:value="235698" calcext:value-type="float">
            <text:p>235698</text:p>
          </table:table-cell>
          <table:table-cell office:value-type="float" office:value="72609" calcext:value-type="float">
            <text:p>72609</text:p>
          </table:table-cell>
          <table:table-cell/>
          <table:table-cell table:formula="of:=[.M21]/([.E21]+[.I21]+[.M21])" office:value-type="percentage" office:value="0.798884341167151" calcext:value-type="percentage">
            <text:p>79.89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60602" calcext:value-type="float">
            <text:p>160602</text:p>
          </table:table-cell>
          <table:table-cell office:value-type="float" office:value="153884" calcext:value-type="float">
            <text:p>153884</text:p>
          </table:table-cell>
          <table:table-cell office:value-type="float" office:value="6718" calcext:value-type="float">
            <text:p>6718</text:p>
          </table:table-cell>
          <table:table-cell/>
          <table:table-cell office:value-type="float" office:value="137434" calcext:value-type="float">
            <text:p>137434</text:p>
          </table:table-cell>
          <table:table-cell office:value-type="float" office:value="126563" calcext:value-type="float">
            <text:p>126563</text:p>
          </table:table-cell>
          <table:table-cell office:value-type="float" office:value="10871" calcext:value-type="float">
            <text:p>10871</text:p>
          </table:table-cell>
          <table:table-cell/>
          <table:table-cell office:value-type="float" office:value="307141" calcext:value-type="float">
            <text:p>307141</text:p>
          </table:table-cell>
          <table:table-cell office:value-type="float" office:value="235038" calcext:value-type="float">
            <text:p>235038</text:p>
          </table:table-cell>
          <table:table-cell office:value-type="float" office:value="72103" calcext:value-type="float">
            <text:p>72103</text:p>
          </table:table-cell>
          <table:table-cell/>
          <table:table-cell table:formula="of:=[.M22]/([.E22]+[.I22]+[.M22])" office:value-type="percentage" office:value="0.803895553672568" calcext:value-type="percentage">
            <text:p>80.39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83354" calcext:value-type="float">
            <text:p>83354</text:p>
          </table:table-cell>
          <table:table-cell office:value-type="float" office:value="79137" calcext:value-type="float">
            <text:p>79137</text:p>
          </table:table-cell>
          <table:table-cell office:value-type="float" office:value="4217" calcext:value-type="float">
            <text:p>4217</text:p>
          </table:table-cell>
          <table:table-cell/>
          <table:table-cell office:value-type="float" office:value="99458" calcext:value-type="float">
            <text:p>99458</text:p>
          </table:table-cell>
          <table:table-cell office:value-type="float" office:value="91611" calcext:value-type="float">
            <text:p>91611</text:p>
          </table:table-cell>
          <table:table-cell office:value-type="float" office:value="7847" calcext:value-type="float">
            <text:p>7847</text:p>
          </table:table-cell>
          <table:table-cell/>
          <table:table-cell office:value-type="float" office:value="338904" calcext:value-type="float">
            <text:p>338904</text:p>
          </table:table-cell>
          <table:table-cell office:value-type="float" office:value="263126" calcext:value-type="float">
            <text:p>263126</text:p>
          </table:table-cell>
          <table:table-cell office:value-type="float" office:value="75778" calcext:value-type="float">
            <text:p>75778</text:p>
          </table:table-cell>
          <table:table-cell/>
          <table:table-cell table:formula="of:=[.M23]/([.E23]+[.I23]+[.M23])" office:value-type="percentage" office:value="0.862662507684251" calcext:value-type="percentage">
            <text:p>86.27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53509" calcext:value-type="float">
            <text:p>153509</text:p>
          </table:table-cell>
          <table:table-cell office:value-type="float" office:value="147069" calcext:value-type="float">
            <text:p>147069</text:p>
          </table:table-cell>
          <table:table-cell office:value-type="float" office:value="6440" calcext:value-type="float">
            <text:p>6440</text:p>
          </table:table-cell>
          <table:table-cell/>
          <table:table-cell office:value-type="float" office:value="141839" calcext:value-type="float">
            <text:p>141839</text:p>
          </table:table-cell>
          <table:table-cell office:value-type="float" office:value="130596" calcext:value-type="float">
            <text:p>130596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float" office:value="308438" calcext:value-type="float">
            <text:p>308438</text:p>
          </table:table-cell>
          <table:table-cell office:value-type="float" office:value="236059" calcext:value-type="float">
            <text:p>236059</text:p>
          </table:table-cell>
          <table:table-cell office:value-type="float" office:value="72379" calcext:value-type="float">
            <text:p>72379</text:p>
          </table:table-cell>
          <table:table-cell/>
          <table:table-cell table:formula="of:=[.M24]/([.E24]+[.I24]+[.M24])" office:value-type="percentage" office:value="0.803657480402389" calcext:value-type="percentage">
            <text:p>80.37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44000" calcext:value-type="float">
            <text:p>144000</text:p>
          </table:table-cell>
          <table:table-cell office:value-type="float" office:value="138638" calcext:value-type="float">
            <text:p>138638</text:p>
          </table:table-cell>
          <table:table-cell office:value-type="float" office:value="5362" calcext:value-type="float">
            <text:p>5362</text:p>
          </table:table-cell>
          <table:table-cell/>
          <table:table-cell office:value-type="float" office:value="161157" calcext:value-type="float">
            <text:p>161157</text:p>
          </table:table-cell>
          <table:table-cell office:value-type="float" office:value="148495" calcext:value-type="float">
            <text:p>148495</text:p>
          </table:table-cell>
          <table:table-cell office:value-type="float" office:value="12662" calcext:value-type="float">
            <text:p>12662</text:p>
          </table:table-cell>
          <table:table-cell/>
          <table:table-cell office:value-type="float" office:value="306310" calcext:value-type="float">
            <text:p>306310</text:p>
          </table:table-cell>
          <table:table-cell office:value-type="float" office:value="234230" calcext:value-type="float">
            <text:p>234230</text:p>
          </table:table-cell>
          <table:table-cell office:value-type="float" office:value="72080" calcext:value-type="float">
            <text:p>72080</text:p>
          </table:table-cell>
          <table:table-cell/>
          <table:table-cell table:formula="of:=[.M25]/([.E25]+[.I25]+[.M25])" office:value-type="percentage" office:value="0.799964485483441" calcext:value-type="percentage">
            <text:p>80.00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70292" calcext:value-type="float">
            <text:p>170292</text:p>
          </table:table-cell>
          <table:table-cell office:value-type="float" office:value="163255" calcext:value-type="float">
            <text:p>163255</text:p>
          </table:table-cell>
          <table:table-cell office:value-type="float" office:value="7037" calcext:value-type="float">
            <text:p>7037</text:p>
          </table:table-cell>
          <table:table-cell/>
          <table:table-cell office:value-type="float" office:value="131566" calcext:value-type="float">
            <text:p>131566</text:p>
          </table:table-cell>
          <table:table-cell office:value-type="float" office:value="120605" calcext:value-type="float">
            <text:p>120605</text:p>
          </table:table-cell>
          <table:table-cell office:value-type="float" office:value="10961" calcext:value-type="float">
            <text:p>10961</text:p>
          </table:table-cell>
          <table:table-cell/>
          <table:table-cell office:value-type="float" office:value="308579" calcext:value-type="float">
            <text:p>308579</text:p>
          </table:table-cell>
          <table:table-cell office:value-type="float" office:value="235691" calcext:value-type="float">
            <text:p>235691</text:p>
          </table:table-cell>
          <table:table-cell office:value-type="float" office:value="72888" calcext:value-type="float">
            <text:p>72888</text:p>
          </table:table-cell>
          <table:table-cell/>
          <table:table-cell table:formula="of:=[.M26]/([.E26]+[.I26]+[.M26])" office:value-type="percentage" office:value="0.801971700812006" calcext:value-type="percentage">
            <text:p>80.20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68262" calcext:value-type="float">
            <text:p>168262</text:p>
          </table:table-cell>
          <table:table-cell office:value-type="float" office:value="161443" calcext:value-type="float">
            <text:p>161443</text:p>
          </table:table-cell>
          <table:table-cell office:value-type="float" office:value="6819" calcext:value-type="float">
            <text:p>6819</text:p>
          </table:table-cell>
          <table:table-cell/>
          <table:table-cell office:value-type="float" office:value="143581" calcext:value-type="float">
            <text:p>143581</text:p>
          </table:table-cell>
          <table:table-cell office:value-type="float" office:value="132843" calcext:value-type="float">
            <text:p>132843</text:p>
          </table:table-cell>
          <table:table-cell office:value-type="float" office:value="10738" calcext:value-type="float">
            <text:p>10738</text:p>
          </table:table-cell>
          <table:table-cell/>
          <table:table-cell office:value-type="float" office:value="309727" calcext:value-type="float">
            <text:p>309727</text:p>
          </table:table-cell>
          <table:table-cell office:value-type="float" office:value="237141" calcext:value-type="float">
            <text:p>237141</text:p>
          </table:table-cell>
          <table:table-cell office:value-type="float" office:value="72586" calcext:value-type="float">
            <text:p>72586</text:p>
          </table:table-cell>
          <table:table-cell/>
          <table:table-cell table:formula="of:=[.M27]/([.E27]+[.I27]+[.M27])" office:value-type="percentage" office:value="0.805231687429972" calcext:value-type="percentage">
            <text:p>80.5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30643" calcext:value-type="float">
            <text:p>130643</text:p>
          </table:table-cell>
          <table:table-cell office:value-type="float" office:value="124606" calcext:value-type="float">
            <text:p>124606</text:p>
          </table:table-cell>
          <table:table-cell office:value-type="float" office:value="6037" calcext:value-type="float">
            <text:p>6037</text:p>
          </table:table-cell>
          <table:table-cell/>
          <table:table-cell office:value-type="float" office:value="126705" calcext:value-type="float">
            <text:p>126705</text:p>
          </table:table-cell>
          <table:table-cell office:value-type="float" office:value="116057" calcext:value-type="float">
            <text:p>116057</text:p>
          </table:table-cell>
          <table:table-cell office:value-type="float" office:value="10648" calcext:value-type="float">
            <text:p>10648</text:p>
          </table:table-cell>
          <table:table-cell/>
          <table:table-cell office:value-type="float" office:value="323389" calcext:value-type="float">
            <text:p>323389</text:p>
          </table:table-cell>
          <table:table-cell office:value-type="float" office:value="250744" calcext:value-type="float">
            <text:p>250744</text:p>
          </table:table-cell>
          <table:table-cell office:value-type="float" office:value="72645" calcext:value-type="float">
            <text:p>72645</text:p>
          </table:table-cell>
          <table:table-cell/>
          <table:table-cell table:formula="of:=[.M28]/([.E28]+[.I28]+[.M28])" office:value-type="percentage" office:value="0.813220642561289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64063" calcext:value-type="float">
            <text:p>164063</text:p>
          </table:table-cell>
          <table:table-cell office:value-type="float" office:value="158245" calcext:value-type="float">
            <text:p>158245</text:p>
          </table:table-cell>
          <table:table-cell office:value-type="float" office:value="5818" calcext:value-type="float">
            <text:p>5818</text:p>
          </table:table-cell>
          <table:table-cell/>
          <table:table-cell office:value-type="float" office:value="157816" calcext:value-type="float">
            <text:p>157816</text:p>
          </table:table-cell>
          <table:table-cell office:value-type="float" office:value="144995" calcext:value-type="float">
            <text:p>144995</text:p>
          </table:table-cell>
          <table:table-cell office:value-type="float" office:value="12821" calcext:value-type="float">
            <text:p>12821</text:p>
          </table:table-cell>
          <table:table-cell/>
          <table:table-cell office:value-type="float" office:value="310685" calcext:value-type="float">
            <text:p>310685</text:p>
          </table:table-cell>
          <table:table-cell office:value-type="float" office:value="237883" calcext:value-type="float">
            <text:p>237883</text:p>
          </table:table-cell>
          <table:table-cell office:value-type="float" office:value="72802" calcext:value-type="float">
            <text:p>72802</text:p>
          </table:table-cell>
          <table:table-cell/>
          <table:table-cell table:formula="of:=[.M29]/([.E29]+[.I29]+[.M29])" office:value-type="percentage" office:value="0.796163646504303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09558" calcext:value-type="float">
            <text:p>109558</text:p>
          </table:table-cell>
          <table:table-cell office:value-type="float" office:value="105352" calcext:value-type="float">
            <text:p>105352</text:p>
          </table:table-cell>
          <table:table-cell office:value-type="float" office:value="4206" calcext:value-type="float">
            <text:p>4206</text:p>
          </table:table-cell>
          <table:table-cell/>
          <table:table-cell office:value-type="float" office:value="127233" calcext:value-type="float">
            <text:p>127233</text:p>
          </table:table-cell>
          <table:table-cell office:value-type="float" office:value="118163" calcext:value-type="float">
            <text:p>118163</text:p>
          </table:table-cell>
          <table:table-cell office:value-type="float" office:value="9070" calcext:value-type="float">
            <text:p>9070</text:p>
          </table:table-cell>
          <table:table-cell/>
          <table:table-cell office:value-type="float" office:value="325346" calcext:value-type="float">
            <text:p>325346</text:p>
          </table:table-cell>
          <table:table-cell office:value-type="float" office:value="249993" calcext:value-type="float">
            <text:p>249993</text:p>
          </table:table-cell>
          <table:table-cell office:value-type="float" office:value="75353" calcext:value-type="float">
            <text:p>75353</text:p>
          </table:table-cell>
          <table:table-cell/>
          <table:table-cell table:formula="of:=[.M30]/([.E30]+[.I30]+[.M30])" office:value-type="percentage" office:value="0.850207042841508" calcext:value-type="percentage">
            <text:p>85.02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56760" calcext:value-type="float">
            <text:p>156760</text:p>
          </table:table-cell>
          <table:table-cell office:value-type="float" office:value="150408" calcext:value-type="float">
            <text:p>150408</text:p>
          </table:table-cell>
          <table:table-cell office:value-type="float" office:value="6352" calcext:value-type="float">
            <text:p>6352</text:p>
          </table:table-cell>
          <table:table-cell/>
          <table:table-cell office:value-type="float" office:value="143662" calcext:value-type="float">
            <text:p>143662</text:p>
          </table:table-cell>
          <table:table-cell office:value-type="float" office:value="132069" calcext:value-type="float">
            <text:p>132069</text:p>
          </table:table-cell>
          <table:table-cell office:value-type="float" office:value="11593" calcext:value-type="float">
            <text:p>11593</text:p>
          </table:table-cell>
          <table:table-cell/>
          <table:table-cell office:value-type="float" office:value="306463" calcext:value-type="float">
            <text:p>306463</text:p>
          </table:table-cell>
          <table:table-cell office:value-type="float" office:value="234452" calcext:value-type="float">
            <text:p>234452</text:p>
          </table:table-cell>
          <table:table-cell office:value-type="float" office:value="72011" calcext:value-type="float">
            <text:p>72011</text:p>
          </table:table-cell>
          <table:table-cell/>
          <table:table-cell table:formula="of:=[.M31]/([.E31]+[.I31]+[.M31])" office:value-type="percentage" office:value="0.800513584419049" calcext:value-type="percentage">
            <text:p>80.05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65891" calcext:value-type="float">
            <text:p>165891</text:p>
          </table:table-cell>
          <table:table-cell office:value-type="float" office:value="158952" calcext:value-type="float">
            <text:p>158952</text:p>
          </table:table-cell>
          <table:table-cell office:value-type="float" office:value="6939" calcext:value-type="float">
            <text:p>6939</text:p>
          </table:table-cell>
          <table:table-cell/>
          <table:table-cell office:value-type="float" office:value="133291" calcext:value-type="float">
            <text:p>133291</text:p>
          </table:table-cell>
          <table:table-cell office:value-type="float" office:value="122203" calcext:value-type="float">
            <text:p>122203</text:p>
          </table:table-cell>
          <table:table-cell office:value-type="float" office:value="11088" calcext:value-type="float">
            <text:p>11088</text:p>
          </table:table-cell>
          <table:table-cell/>
          <table:table-cell office:value-type="float" office:value="308740" calcext:value-type="float">
            <text:p>308740</text:p>
          </table:table-cell>
          <table:table-cell office:value-type="float" office:value="236435" calcext:value-type="float">
            <text:p>236435</text:p>
          </table:table-cell>
          <table:table-cell office:value-type="float" office:value="72305" calcext:value-type="float">
            <text:p>72305</text:p>
          </table:table-cell>
          <table:table-cell/>
          <table:table-cell table:formula="of:=[.M32]/([.E32]+[.I32]+[.M32])" office:value-type="percentage" office:value="0.80043616879954" calcext:value-type="percentage">
            <text:p>80.04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91547" calcext:value-type="float">
            <text:p>91547</text:p>
          </table:table-cell>
          <table:table-cell office:value-type="float" office:value="87127" calcext:value-type="float">
            <text:p>87127</text:p>
          </table:table-cell>
          <table:table-cell office:value-type="float" office:value="4420" calcext:value-type="float">
            <text:p>4420</text:p>
          </table:table-cell>
          <table:table-cell/>
          <table:table-cell office:value-type="float" office:value="141864" calcext:value-type="float">
            <text:p>141864</text:p>
          </table:table-cell>
          <table:table-cell office:value-type="float" office:value="130438" calcext:value-type="float">
            <text:p>130438</text:p>
          </table:table-cell>
          <table:table-cell office:value-type="float" office:value="11426" calcext:value-type="float">
            <text:p>11426</text:p>
          </table:table-cell>
          <table:table-cell/>
          <table:table-cell office:value-type="float" office:value="321135" calcext:value-type="float">
            <text:p>321135</text:p>
          </table:table-cell>
          <table:table-cell office:value-type="float" office:value="247938" calcext:value-type="float">
            <text:p>247938</text:p>
          </table:table-cell>
          <table:table-cell office:value-type="float" office:value="73197" calcext:value-type="float">
            <text:p>73197</text:p>
          </table:table-cell>
          <table:table-cell/>
          <table:table-cell table:formula="of:=[.M33]/([.E33]+[.I33]+[.M33])" office:value-type="percentage" office:value="0.822041036353223" calcext:value-type="percentage">
            <text:p>82.20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813802456884996" calcext:value-type="percentage">
            <text:p>81.3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5:40:20.222219157</dc:date>
    <meta:editing-duration>PT2M4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